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Source Code Pro" officeooo:rsid="00004391" officeooo:paragraph-rsid="00004391"/>
    </style:style>
    <style:style style:name="P2" style:family="paragraph" style:parent-style-name="Standard">
      <style:text-properties style:font-name="Source Code Pro" officeooo:paragraph-rsid="00004391"/>
    </style:style>
    <style:style style:name="P3" style:family="paragraph" style:parent-style-name="Standard">
      <style:text-properties style:font-name="Source Code Pro" fo:font-weight="bold" officeooo:rsid="00004391" officeooo:paragraph-rsid="00004391" style:font-weight-asian="bold" style:font-weight-complex="bold"/>
    </style:style>
    <style:style style:name="P4" style:family="paragraph" style:parent-style-name="Standard">
      <style:text-properties officeooo:paragraph-rsid="0001f683"/>
    </style:style>
    <style:style style:name="P5" style:family="paragraph" style:parent-style-name="Standard">
      <style:text-properties officeooo:rsid="0001f683" officeooo:paragraph-rsid="0001f683"/>
    </style:style>
    <style:style style:name="P6" style:family="paragraph" style:parent-style-name="Standard">
      <style:text-properties officeooo:rsid="0001f683" officeooo:paragraph-rsid="0002de45"/>
    </style:style>
    <style:style style:name="P7" style:family="paragraph" style:parent-style-name="Standard">
      <style:text-properties officeooo:rsid="0002de45" officeooo:paragraph-rsid="0002de45"/>
    </style:style>
    <style:style style:name="P8" style:family="paragraph" style:parent-style-name="Standard">
      <style:text-properties fo:font-weight="bold" officeooo:rsid="0002de45" officeooo:paragraph-rsid="0002de45" style:font-weight-asian="bold" style:font-weight-complex="bold"/>
    </style:style>
    <style:style style:name="P9" style:family="paragraph" style:parent-style-name="Standard">
      <style:text-properties fo:font-weight="bold" officeooo:rsid="0004aac7" officeooo:paragraph-rsid="0004aac7" style:font-weight-asian="bold" style:font-weight-complex="bold"/>
    </style:style>
    <style:style style:name="P10" style:family="paragraph" style:parent-style-name="Standard">
      <style:text-properties fo:font-weight="bold" officeooo:rsid="000614f3" officeooo:paragraph-rsid="000614f3" style:font-weight-asian="bold" style:font-weight-complex="bold"/>
    </style:style>
    <style:style style:name="P11" style:family="paragraph" style:parent-style-name="Standard">
      <style:text-properties fo:font-weight="bold" officeooo:rsid="000614f3" officeooo:paragraph-rsid="00067db1" style:font-weight-asian="bold" style:font-weight-complex="bold"/>
    </style:style>
    <style:style style:name="P12" style:family="paragraph" style:parent-style-name="Standard">
      <style:text-properties fo:font-weight="bold" officeooo:rsid="00067db1" officeooo:paragraph-rsid="00067db1" style:font-weight-asian="bold" style:font-weight-complex="bold"/>
    </style:style>
    <style:style style:name="P13" style:family="paragraph" style:parent-style-name="Standard">
      <style:text-properties fo:font-weight="bold" officeooo:rsid="0006b3f7" officeooo:paragraph-rsid="0006b3f7" style:font-weight-asian="bold" style:font-weight-complex="bold"/>
    </style:style>
    <style:style style:name="P14" style:family="paragraph" style:parent-style-name="Standard">
      <style:text-properties fo:font-weight="normal" officeooo:rsid="0002de45" officeooo:paragraph-rsid="0002de45" style:font-weight-asian="normal" style:font-weight-complex="normal"/>
    </style:style>
    <style:style style:name="P15" style:family="paragraph" style:parent-style-name="Standard">
      <style:text-properties fo:font-weight="normal" officeooo:rsid="0004aac7" officeooo:paragraph-rsid="0004aac7" style:font-weight-asian="normal" style:font-weight-complex="normal"/>
    </style:style>
    <style:style style:name="P16" style:family="paragraph" style:parent-style-name="Standard">
      <style:text-properties fo:font-weight="normal" officeooo:rsid="000614f3" officeooo:paragraph-rsid="000614f3" style:font-weight-asian="normal" style:font-weight-complex="normal"/>
    </style:style>
    <style:style style:name="P17" style:family="paragraph" style:parent-style-name="Standard">
      <style:text-properties fo:font-weight="normal" officeooo:rsid="000614f3" officeooo:paragraph-rsid="00067db1" style:font-weight-asian="normal" style:font-weight-complex="normal"/>
    </style:style>
    <style:style style:name="P18" style:family="paragraph" style:parent-style-name="Standard">
      <style:text-properties fo:font-weight="normal" officeooo:rsid="00067db1" officeooo:paragraph-rsid="00067db1" style:font-weight-asian="normal" style:font-weight-complex="normal"/>
    </style:style>
    <style:style style:name="P19" style:family="paragraph" style:parent-style-name="Standard">
      <style:text-properties fo:font-weight="normal" officeooo:rsid="0006b3f7" officeooo:paragraph-rsid="0006b3f7" style:font-weight-asian="normal" style:font-weight-complex="normal"/>
    </style:style>
    <style:style style:name="T1" style:family="text">
      <style:text-properties officeooo:rsid="00004391"/>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Source Code Pro"/>
    </style:style>
    <style:style style:name="T6" style:family="text">
      <style:text-properties style:font-name="Source Code Pro" fo:font-weight="bold" style:font-weight-asian="bold" style:font-weight-complex="bold"/>
    </style:style>
    <style:style style:name="T7" style:family="text">
      <style:text-properties style:font-name="Source Code Pro" fo:font-weight="bold" officeooo:rsid="0001f683" style:font-weight-asian="bold" style:font-weight-complex="bold"/>
    </style:style>
    <style:style style:name="T8" style:family="text">
      <style:text-properties style:font-name="Source Code Pro" fo:font-weight="bold" officeooo:rsid="0002de45" style:font-weight-asian="bold" style:font-weight-complex="bold"/>
    </style:style>
    <style:style style:name="T9" style:family="text">
      <style:text-properties style:font-name="Source Code Pro" fo:font-weight="normal" style:font-weight-asian="normal" style:font-weight-complex="normal"/>
    </style:style>
    <style:style style:name="T10" style:family="text">
      <style:text-properties style:font-name="Source Code Pro" fo:font-weight="normal" officeooo:rsid="0001f683" style:font-weight-asian="normal" style:font-weight-complex="normal"/>
    </style:style>
    <style:style style:name="T11" style:family="text">
      <style:text-properties style:font-name="Source Code Pro" fo:font-weight="normal" officeooo:rsid="0002de45" style:font-weight-asian="normal" style:font-weight-complex="normal"/>
    </style:style>
    <style:style style:name="T12" style:family="text">
      <style:text-properties style:font-name="Source Code Pro" officeooo:rsid="00067db1"/>
    </style:style>
    <style:style style:name="T13" style:family="text">
      <style:text-properties style:font-name="Source Code Pro" officeooo:rsid="0006b3f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erting an item to an array.</text:p>
      <text:p text:style-name="P1">Use splice(4, 0, 8)</text:p>
      <text:p text:style-name="P1">Will place the item of 8 at the 4<text:span text:style-name="T2">th</text:span> index, removing 0.</text:p>
      <text:p text:style-name="P1"/>
      <text:p text:style-name="P1">Removing items from an array:</text:p>
      <text:p text:style-name="P1">pop() for the last item</text:p>
      <text:p text:style-name="P1">shift() for the first</text:p>
      <text:p text:style-name="P2"><text:span text:style-name="T1">splice(4, 1) will mutate the original array and remove the item index 4, removing one.</text:span></text:p>
      <text:p text:style-name="P1">slice(4, 1) will not mutate the original array, instead it returns the item at index 4.</text:p>
      <text:p text:style-name="P1">delete can also remove an item. “delete arr[4]” but leaves a hole in the array</text:p>
      <text:p text:style-name="P1">If you try to access an item that does not exist you will get “undefined”.</text:p>
      <text:p text:style-name="P1"/>
      <text:p text:style-name="P1">ENUMERATING THROUGH ARRAYS.</text:p>
      <text:p text:style-name="P1"><text:span text:style-name="T3">for loop</text:span>, really simple way. Use the arr.length</text:p>
      <text:p text:style-name="P1">for(let i = 0; i &lt; arr.lengthp; i++)</text:p>
      <text:p text:style-name="P1"/>
      <text:p text:style-name="P3">for ...in loop<text:span text:style-name="T4"> mostly for objects, no guarantee of the order of properties. for(let item in arr)</text:span></text:p>
      <text:p text:style-name="P3"><text:span text:style-name="T4"/></text:p>
      <text:p text:style-name="P3">forEach<text:span text:style-name="T4"> easy to loop through each item, gives you access to the index to if you want it. arr.forEach(item =&gt; {test.push(item)})</text:span></text:p>
      <text:p text:style-name="P3"><text:span text:style-name="T4">Does not return a value, so you can’t chain it to other things.</text:span></text:p>
      <text:p text:style-name="P3"><text:span text:style-name="T4"/></text:p>
      <text:p text:style-name="P4"><text:span text:style-name="T7">for ...of loop </text:span><text:span text:style-name="T10">iterates over all the iterable items.</text:span></text:p>
      <text:p text:style-name="P5"><text:span text:style-name="T9">for(let items of arr)</text:span></text:p>
      <text:p text:style-name="P5"><text:span text:style-name="T9"/></text:p>
      <text:p text:style-name="P5"><text:span text:style-name="T9">SORTING ARRAYS.</text:span></text:p>
      <text:p text:style-name="P5"><text:span text:style-name="T6">arr.sort()</text:span><text:span text:style-name="T9"> sorts by default in ascending order. Looks at the first digit only. If you want the whole numbers compared, use arr.sort((a, b) =&gt; a -b) for ascending and b – a for descending. </text:span></text:p>
      <text:p text:style-name="P5"><text:span text:style-name="T9"/></text:p>
      <text:p text:style-name="P5"><text:span text:style-name="T9">SEARCHING ARRAYS.</text:span></text:p>
      <text:p text:style-name="P5"><text:span text:style-name="T6">arr.indexOf(‘item’)</text:span><text:span text:style-name="T9"> will return the index of the first matching item in that array, and -1 if it is not in the array.</text:span></text:p>
      <text:p text:style-name="P5"><text:span text:style-name="T9"/></text:p>
      <text:p text:style-name="P5"><text:span text:style-name="T6">arr.includes(‘item’) </text:span><text:span text:style-name="T9">returns true if the item is in the array, and false if it is not.</text:span></text:p>
      <text:p text:style-name="P5"><text:span text:style-name="T9"/></text:p>
      <text:p text:style-name="P5"><text:span text:style-name="T9"/></text:p>
      <text:p text:style-name="P5"><text:span text:style-name="T9"/></text:p>
      <text:p text:style-name="P5"><text:soft-page-break/><text:span text:style-name="T9">CREATING NEW ARRAYS</text:span></text:p>
      <text:p text:style-name="P5"><text:span text:style-name="T9"/></text:p>
      <text:p text:style-name="P5"><text:span text:style-name="T6">let myArr = []</text:span><text:span text:style-name="T9"> new empty array with a length of 0.</text:span></text:p>
      <text:p text:style-name="P5"><text:span text:style-name="T6">let arrTwo = new Array(7) </text:span><text:span text:style-name="T9">an array with a length of 7, values not initialized.</text:span></text:p>
      <text:p text:style-name="P6"><text:span text:style-name="T6">let arrThree = new Array(6).fill(0)</text:span><text:span text:style-name="T9"> creates a new array of six zeros.</text:span></text:p>
      <text:p text:style-name="P6"><text:span text:style-name="T9"/></text:p>
      <text:p text:style-name="P6"><text:span text:style-name="T11">CHECK IF AN ARRAY ELEMENT IS ANOTHER ARRAY (NESTED ARRAY)</text:span></text:p>
      <text:p text:style-name="P6"><text:span text:style-name="T11"/></text:p>
      <text:p text:style-name="P6"><text:span text:style-name="T8">Array.isArray(myArr[3])</text:span><text:span text:style-name="T11"> will return true if that item is an array, false if it is not. Handy when you are iterating through an array and only performing some operation on nested arrays in it.</text:span></text:p>
      <text:p text:style-name="P6"><text:span text:style-name="T11"/></text:p>
      <text:p text:style-name="P7"><text:span text:style-name="T9">WHEN TO USE AN ARRAY VS AN OBJECT</text:span></text:p>
      <text:p text:style-name="P7"><text:span text:style-name="T9">Use arrays if you want to store and access the data in numeric sequence. If you want any a key for the data, use an object.</text:span></text:p>
      <text:p text:style-name="P7"><text:span text:style-name="T9"/></text:p>
      <text:p text:style-name="P7"><text:span text:style-name="T9">COMBINING ARRAYS.</text:span></text:p>
      <text:p text:style-name="P7"><text:span text:style-name="T9"/></text:p>
      <text:p text:style-name="P7"><text:span text:style-name="T9">The ES6 spread operator makes this easy.</text:span></text:p>
      <text:p text:style-name="P8"><text:span text:style-name="T5">let combinedArr = [...arr, ...arrTwo]</text:span></text:p>
      <text:p text:style-name="P8"><text:span text:style-name="T5"/></text:p>
      <text:p text:style-name="P14"><text:span text:style-name="T5">Or combine it with other values that are not arrays.</text:span></text:p>
      <text:p text:style-name="P8"><text:span text:style-name="T5">let weirdArr = [...arr, ‘QUAIL’, ...arrTwo, ‘YES’, 1]</text:span></text:p>
      <text:p text:style-name="P8"><text:span text:style-name="T5"/></text:p>
      <text:p text:style-name="P14"><text:span text:style-name="T5">COPYING ARRAYS</text:span></text:p>
      <text:p text:style-name="P14"><text:span text:style-name="T5">Because arrays are reference objects, assigning a new var to your array just creates a reference to that array, not an actual separate array. So any change you make to either effects both.</text:span></text:p>
      <text:p text:style-name="P14"><text:span text:style-name="T5"/></text:p>
      <text:p text:style-name="P14"><text:span text:style-name="T5">ES6 spread operator solves this by creating a new copy.</text:span></text:p>
      <text:p text:style-name="P8"><text:span text:style-name="T5">let myCopy = [..arr]</text:span></text:p>
      <text:p text:style-name="P8"><text:span text:style-name="T5"/></text:p>
      <text:p text:style-name="P15"><text:span text:style-name="T5">Passing the array members to a function as an arguments.</text:span></text:p>
      <text:p text:style-name="P15"><text:span text:style-name="T5">Before ES6 you would have to use the apply() method.</text:span></text:p>
      <text:p text:style-name="P9"><text:span text:style-name="T5">myfunc.apply(null, arr)</text:span></text:p>
      <text:p text:style-name="P15"><text:span text:style-name="T5">With ES6</text:span></text:p>
      <text:p text:style-name="P9"><text:span text:style-name="T5">myfunc(...arr) </text:span><text:span text:style-name="T9">array is split into parameters and passed filling the functions arguments, extra parameters are ignored. </text:span></text:p>
      <text:p text:style-name="P9"><text:span text:style-name="T9"/></text:p>
      <text:p text:style-name="P9"><text:span text:style-name="T9"/></text:p>
      <text:p text:style-name="P14"><text:span text:style-name="T5"/></text:p>
      <text:p text:style-name="P14"><text:span text:style-name="T5"/></text:p>
      <text:p text:style-name="P14"><text:span text:style-name="T5"/></text:p>
      <text:p text:style-name="P16"><text:soft-page-break/><text:span text:style-name="T5">REST PARAMETER </text:span></text:p>
      <text:p text:style-name="P16"><text:span text:style-name="T5">Looks like the spread operator, but does the opposite. Instead of expanding an array like the rest operating, it condenses different items to form an array.</text:span></text:p>
      <text:p text:style-name="P16"><text:span text:style-name="T5"/></text:p>
      <text:p text:style-name="P10"><text:span text:style-name="T5">let [good, middle, ...bad] = arr</text:span></text:p>
      <text:p text:style-name="P16"><text:span text:style-name="T5">This takes the array (arr) on the right side of the assignment operator and destructors the the first index of arr into ‘good’, the second into ‘middle’ and any/all remaining item into ‘bad’. You will now have three new items you can access.</text:span></text:p>
      <text:p text:style-name="P16"><text:span text:style-name="T5"/></text:p>
      <text:p text:style-name="P16"><text:span text:style-name="T5">ES6 SETS</text:span></text:p>
      <text:p text:style-name="P17"><text:span text:style-name="T5">Sets are unique collections of values of any types, numbers, strings, <text:s/>Nan,undefined booleans.</text:span></text:p>
      <text:p text:style-name="P17"><text:span text:style-name="T5"/></text:p>
      <text:p text:style-name="P11"><text:span text:style-name="T12">let mySet = new Set([4,5,6,2,5,7,7,1,4])</text:span><text:span text:style-name="T5"> </text:span></text:p>
      <text:p text:style-name="P12"><text:span text:style-name="T5">let mySetTwo = new Set(‘mmonsterr’)</text:span></text:p>
      <text:p text:style-name="P18"><text:span text:style-name="T5">Now if you did a console log of mySetTwo you would get [‘m’, ‘o’, ‘n’, ‘s’, ‘e’, ‘r’) since the set only added the unique values and it already had an m, and an r. For mySet, one 7 and one 4 are doubles so they are also left off.</text:span></text:p>
      <text:p text:style-name="P18"><text:span text:style-name="T5"/></text:p>
      <text:p text:style-name="P18"><text:span text:style-name="T5">SET PROPERTIES</text:span></text:p>
      <text:p text:style-name="P18"><text:span text:style-name="T5">Instead of the .length </text:span><text:span text:style-name="T13">property</text:span><text:span text:style-name="T5"> you have a </text:span><text:span text:style-name="T6">.size</text:span><text:span text:style-name="T5"> </text:span><text:span text:style-name="T13">property.</text:span></text:p>
      <text:p text:style-name="P18"><text:span text:style-name="T5"/></text:p>
      <text:p text:style-name="P19"><text:span text:style-name="T5">SET METHODS </text:span></text:p>
      <text:p text:style-name="P13"><text:span text:style-name="T5">.add(item)</text:span></text:p>
      <text:p text:style-name="P19"><text:span text:style-name="T5">Adds an item or items or values to the set</text:span></text:p>
      <text:p text:style-name="P13"><text:span text:style-name="T5">.clear()</text:span></text:p>
      <text:p text:style-name="P19"><text:span text:style-name="T5">Removes all the items</text:span></text:p>
      <text:p text:style-name="P13"><text:span text:style-name="T5">.delete(item)</text:span></text:p>
      <text:p text:style-name="P19"><text:span text:style-name="T5">Removes a particular item from the set</text:span></text:p>
      <text:p text:style-name="P13"><text:span text:style-name="T5">.enteries() </text:span></text:p>
      <text:p text:style-name="P19"><text:span text:style-name="T5">Returns an iterator object that contains an array of items in the way they were added</text:span></text:p>
      <text:p text:style-name="P19"><text:span text:style-name="T5">.forEach() </text:span></text:p>
      <text:p text:style-name="P19"><text:span text:style-name="T5">You Know this</text:span></text:p>
      <text:p text:style-name="P19"><text:span text:style-name="T5">.has(item) </text:span></text:p>
      <text:p text:style-name="P19"><text:span text:style-name="T5">Returns true or false</text:span></text:p>
      <text:p text:style-name="P19"><text:span text:style-name="T5">.keys() </text:span></text:p>
      <text:p text:style-name="P19"><text:span text:style-name="T5">Returns a new iterator object that has the values for each element in the set</text:span></text:p>
      <text:p text:style-name="P19"><text:span text:style-name="T5">.values() returns a new iterator object that contains the values for each element in the set</text:span></text:p>
      <text:p text:style-name="P18"><text:soft-page-break/><text:span text:style-name="T5"/></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20-02-29T06:41:31.976000000</dc:date>
    <meta:editing-duration>PT8M51S</meta:editing-duration>
    <meta:editing-cycles>2</meta:editing-cycles>
    <meta:document-statistic meta:table-count="0" meta:image-count="0" meta:object-count="0" meta:page-count="4" meta:paragraph-count="72" meta:word-count="743" meta:character-count="4145" meta:non-whitespace-character-count="3463"/>
  </office:meta>
</office:document-meta>
</file>